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5bd" officeooo:paragraph-rsid="000415bd"/>
    </style:style>
    <style:style style:name="P2" style:family="paragraph" style:parent-style-name="Text_20_body">
      <style:text-properties officeooo:rsid="000415bd" officeooo:paragraph-rsid="000415bd"/>
    </style:style>
    <style:style style:name="P3" style:family="paragraph" style:parent-style-name="Text_20_body">
      <style:text-properties officeooo:paragraph-rsid="000415bd"/>
    </style:style>
    <style:style style:name="P4" style:family="paragraph" style:parent-style-name="Title">
      <style:text-properties officeooo:rsid="000415bd" officeooo:paragraph-rsid="000415bd"/>
    </style:style>
    <style:style style:name="P5" style:family="paragraph" style:parent-style-name="Text_20_body">
      <style:text-properties officeooo:rsid="00041caf" officeooo:paragraph-rsid="00041caf"/>
    </style:style>
    <style:style style:name="P6" style:family="paragraph" style:parent-style-name="Heading_20_1">
      <style:text-properties fo:color="#800000" officeooo:rsid="000415bd" officeooo:paragraph-rsid="000415bd"/>
    </style:style>
    <style:style style:name="T1" style:family="text">
      <style:text-properties fo:color="#800000"/>
    </style:style>
    <style:style style:name="T2" style:family="text">
      <style:text-properties fo:color="#800000" officeooo:rsid="00041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ya bibi, I love you so much ya sweetie :)</text:p>
      <text:p text:style-name="P1"/>
      <text:p text:style-name="P4">ya lolo</text:p>
      <text:p text:style-name="P2"/>
      <text:h text:style-name="P6" text:outline-level="1">Bibi 7abibi</text:h>
      <text:p text:style-name="P5"><text:span text:style-name="T2">B</text:span><text:span text:style-name="T1">obo 7abbobo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2:03:37.429717257</meta:creation-date>
    <dc:date>2017-04-15T12:17:46.331680282</dc:date>
    <meta:editing-duration>PT4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7" meta:character-count="77" meta:non-whitespace-character-count="64"/>
  </office:meta>
</office:document-meta>
</file>